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18pt" style:font-size-asian="18pt" style:font-size-complex="18pt"/>
    </style:style>
    <style:style style:name="P2" style:family="paragraph" style:parent-style-name="Standard">
      <style:text-properties style:font-name="Courier" fo:font-size="20pt" style:font-size-asian="20pt" style:font-size-complex="20pt"/>
    </style:style>
    <style:style style:name="P3" style:family="paragraph" style:parent-style-name="Standard">
      <style:text-properties style:font-name="Courier" fo:font-size="16pt" style:font-size-asian="16pt" style:font-size-complex="16pt"/>
    </style:style>
    <style:style style:name="P4" style:family="paragraph" style:parent-style-name="Standard">
      <style:text-properties style:font-name="Courier" fo:font-size="16pt" fo:font-style="italic" style:font-size-asian="16pt" style:font-style-asian="italic" style:font-size-complex="16pt" style:font-style-complex="italic"/>
    </style:style>
    <style:style style:name="P5" style:family="paragraph" style:parent-style-name="Standard">
      <style:text-properties style:font-name="Courier" fo:font-size="16pt" style:font-size-asian="16pt" style:font-size-complex="16pt"/>
    </style:style>
    <style:style style:name="P6" style:family="paragraph" style:parent-style-name="Standard">
      <style:text-properties style:font-name="Courier" fo:font-size="16pt" fo:font-style="italic" style:font-size-asian="16pt" style:font-style-asian="italic" style:font-size-complex="16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reat Is Thy Faithfulness</text:p>
      <text:p text:style-name="P1"/>
      <text:p text:style-name="P3">Great is Thy faithfulness, O God my Father,</text:p>
      <text:p text:style-name="P3">There is no shadow of turning with Thee;</text:p>
      <text:p text:style-name="P3">Thou changest not, Thy compassions, they fail not;</text:p>
      <text:p text:style-name="P3">As Thou hast been Thou forever wilt be.</text:p>
      <text:p text:style-name="P3"/>
      <text:p text:style-name="P3">Summer and winter, and spring time and harvest,</text:p>
      <text:p text:style-name="P3">Sun, moon and stars in their courses above,</text:p>
      <text:p text:style-name="P3">Join with all nature in manifold witness</text:p>
      <text:p text:style-name="P3">To Thy great faithfulness, mercy and love.</text:p>
      <text:p text:style-name="P3"/>
      <text:p text:style-name="P3">Pardon for sin and a peace that endureth,</text:p>
      <text:p text:style-name="P3">Thy own dear presence to cheer and to guide;</text:p>
      <text:p text:style-name="P3">Strength for today and bright hope for tomorrow,</text:p>
      <text:p text:style-name="P3">Blessings all mine, with ten thousand beside.</text:p>
      <text:p text:style-name="P3"/>
      <text:p text:style-name="P4">Refrain</text:p>
      <text:p text:style-name="P4">Great is Thy faithfulness!</text:p>
      <text:p text:style-name="P4">Great is Thy faithfulness!</text:p>
      <text:p text:style-name="P4">Morning by morning new mercies I see;</text:p>
      <text:p text:style-name="P4">All I have needed Thy hand hath provided -</text:p>
      <text:p text:style-name="P4">Great is Thy faithfulness, Lord unto me!</text:p>
      <text:p text:style-name="P3"/>
      <text:p text:style-name="P3"/>
      <text:p text:style-name="P3">Composer: William H. Runyan (1870-1957)</text:p>
      <text:p text:style-name="P3">Lyricist: Thomas O. Chisholm (1866-1960)</text:p>
      <text:p text:style-name="P3">Copyright: 193. Renewed 1951 by W. M. Runyan</text:p>
      <text:p text:style-name="P3"><text:tab/><text:tab/><text:tab/>Assigned to Hope Publishing Co.</text:p>
      <text:p text:style-name="P3"/>
      <text:p text:style-name="P3">Meter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1-04T13:54:08</meta:creation-date>
    <meta:editing-duration>PT17S</meta:editing-duration>
    <meta:editing-cycles>2</meta:editing-cycles>
    <meta:generator>OpenOffice/4.1.5$Unix OpenOffice.org_project/415m1$Build-9789</meta:generator>
    <meta:initial-creator>Hank Warren</meta:initial-creator>
    <meta:document-statistic meta:table-count="0" meta:image-count="0" meta:object-count="0" meta:page-count="1" meta:paragraph-count="24" meta:word-count="154" meta:character-count="889"/>
    <dc:date>2018-11-04T14:09:59</dc:date>
    <dc:creator>Hank Warren</dc:creator>
    <meta:template xlink:type="simple" xlink:actuate="onRequest" xlink:title="TubaHymn" xlink:href="../../../../Library/Application%20Support/OpenOffice/4/user/template/TubaHymn.ott" meta:date="2018-11-04T13:54:08"/>
  </office:meta>
</office:document-meta>
</file>